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F000003A07A30C55DCDEC89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95231f" draw:marker-start-width="0.517cm" draw:marker-end-width="0.517cm" draw:fill-color="#ffffff" draw:opacity="0%" draw:textarea-horizontal-align="justify" draw:textarea-vertical-align="middle" draw:auto-grow-height="false" fo:min-height="2.163cm" fo:min-width="19.09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95231f" draw:marker-start-width="0.517cm" draw:marker-end-width="0.517cm" draw:fill-color="#ffffff" draw:opacity="0%" draw:textarea-horizontal-align="justify" draw:textarea-vertical-align="middle" draw:auto-grow-height="false" fo:min-height="1.953cm" fo:min-width="18.88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5.719cm" fo:min-width="18.931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f200" draw:marker-start-width="0.518cm" draw:marker-end-width="0.518cm" draw:opacity="0%" draw:textarea-horizontal-align="justify" draw:textarea-vertical-align="middle" draw:auto-grow-height="false" fo:min-height="0.554cm" fo:min-width="15.29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610506" draw:marker-start-width="0.518cm" draw:marker-end-width="0.518cm" draw:opacity="0%" draw:textarea-horizontal-align="justify" draw:textarea-vertical-align="middle" draw:auto-grow-height="false" fo:min-height="0.395cm" fo:min-width="0.306cm" fo:padding-top="0.231cm" fo:padding-bottom="0.231cm" fo:padding-left="0.356cm" fo:padding-right="0.356cm"/>
    </style:style>
    <style:style style:name="gr7" style:family="graphic" style:parent-style-name="standard">
      <style:graphic-properties svg:stroke-width="0.212cm" svg:stroke-color="#610506" draw:marker-start-width="0.518cm" draw:marker-end-width="0.518cm" draw:opacity="0%" draw:textarea-horizontal-align="justify" draw:textarea-vertical-align="middle" draw:auto-grow-height="false" fo:min-height="0.395cm" fo:min-width="1.32cm" fo:padding-top="0.231cm" fo:padding-bottom="0.231cm" fo:padding-left="0.356cm" fo:padding-right="0.356cm"/>
    </style:style>
    <style:style style:name="gr8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4.564cm" fo:min-width="10.972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1.697cm" fo:min-width="2.082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1.697cm" fo:min-width="10.337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9.263cm" fo:min-width="18.87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f200" draw:marker-start-width="0.518cm" draw:marker-end-width="0.518cm" draw:opacity="0%" draw:textarea-horizontal-align="justify" draw:textarea-vertical-align="middle" draw:auto-grow-height="false" fo:min-height="8.12cm" fo:min-width="14.401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3.475cm" fo:min-width="3.987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3.693cm" fo:min-width="3.987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4.847cm" fo:min-width="18.719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94070a" draw:marker-start-width="0.518cm" draw:marker-end-width="0.518cm" draw:opacity="0%" draw:textarea-horizontal-align="justify" draw:textarea-vertical-align="middle" draw:auto-grow-height="false" fo:min-height="3.808cm" fo:min-width="4.44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opacity="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3.701cm" svg:x="1cm" svg:y="2.119cm">
          <draw:image xlink:href="Pictures/10000201000002FF000003A07A30C55DCDEC89D8.png" xlink:type="simple" xlink:show="embed" xlink:actuate="onLoad">
            <text:p/>
          </draw:image>
        </draw:frame>
        <draw:custom-shape draw:style-name="gr2" draw:text-style-name="P2" draw:layer="layout" svg:width="19.59cm" svg:height="2.413cm" svg:x="1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.59cm" svg:height="2.413cm" svg:x="1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9.431cm" svg:height="5.969cm" svg:x="1cm" svg:y="4.6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002cm" svg:height="1.016cm" svg:x="2.724cm" svg:y="2.8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8cm" svg:height="0.857cm" svg:x="14.079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8cm" svg:height="0.857cm" svg:x="15.079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8cm" svg:height="0.857cm" svg:x="16.079cm" svg:y="2.9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018cm" svg:height="0.857cm" svg:x="17.179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032cm" svg:height="0.857cm" svg:x="3.413cm" svg:y="2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1.684cm" svg:height="5.026cm" svg:x="4.937cm" svg:y="5.0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794cm" svg:height="2.159cm" svg:x="9.482cm" svg:y="5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1.049cm" svg:height="2.159cm" svg:x="5.318cm" svg:y="7.4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9.59cm" svg:height="9.725cm" svg:x="1cm" svg:y="10.8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5.113cm" svg:height="8.582cm" svg:x="3.286cm" svg:y="10.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699cm" svg:height="3.937cm" svg:x="3.667cm" svg:y="11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699cm" svg:height="3.937cm" svg:x="8.567cm" svg:y="11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699cm" svg:height="3.937cm" svg:x="13.267cm" svg:y="11.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699cm" svg:height="4.155cm" svg:x="3.667cm" svg:y="15.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699cm" svg:height="3.937cm" svg:x="8.567cm" svg:y="15.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699cm" svg:height="3.937cm" svg:x="13.267cm" svg:y="15.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9.431cm" svg:height="5.309cm" svg:x="1.1cm" svg:y="20.5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699cm" svg:height="3.937cm" svg:x="2.067cm" svg:y="20.8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5.152cm" svg:height="4.27cm" svg:x="8.167cm" svg:y="20.8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4T13:24:02.077641418</dc:date>
    <meta:editing-duration>PT41S</meta:editing-duration>
    <meta:editing-cycles>1</meta:editing-cycles>
    <meta:document-statistic meta:object-count="24"/>
    <meta:generator>LibreOffice/6.0.3.2$Linux_X86_64 LibreOffice_project/00m0$Build-2</meta:generator>
  </office:meta>
</office:document-meta>
</file>